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925cm" fo:min-width="6.803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703cm" fo:min-width="7.438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087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38cm" fo:min-width="1.4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8cm" fo:min-width="0cm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03cm" svg:height="3.175cm" svg:x="6.568cm" svg:y="2.729cm">
          <text:p text:style-name="P1"><text:span text:style-name="T1">Is the program/package in the default repo?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7cm" svg:y1="4.175cm" svg:x2="17.193cm" svg:y2="4.175cm">
          <text:p/>
        </draw:line>
        <draw:custom-shape draw:style-name="gr3" draw:text-style-name="P5" draw:layer="layout" svg:width="7.938cm" svg:height="0.953cm" svg:x="7.032cm" svg:y="1.317cm">
          <text:p text:style-name="P4">Installing App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87cm" svg:height="1.27cm" svg:x="15.605cm" svg:y="2.587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905cm" svg:height="1.588cm" svg:x="17.817cm" svg:y="3.522cm">
          <text:p text:style-name="P6"><text:span text:style-name="T2">Use thi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97cm" svg:y1="4.175cm" svg:x2="3.222cm" svg:y2="4.175cm">
          <text:p/>
        </draw:line>
        <draw:custom-shape draw:style-name="gr4" draw:text-style-name="P2" draw:layer="layout" svg:width="1.587cm" svg:height="1.27cm" svg:x="4.81cm" svg:y="2.587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6.365cm" svg:height="2.138cm" svg:x="1.797cm" svg:y="6.167cm">
          <draw:text-box>
            <text:p><text:span text:style-name="T3">My Idea: Stay true to </text:span></text:p>
            <text:p><text:span text:style-name="T3">Devs, the less third party</text:span></text:p>
            <text:p><text:span text:style-name="T3">Something is, the better</text:span>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0T20:47:35.200169789</meta:creation-date>
    <dc:date>2022-05-10T22:46:25.953941894</dc:date>
    <meta:editing-duration>PT1H48M38S</meta:editing-duration>
    <meta:editing-cycles>6</meta:editing-cycles>
    <meta:generator>LibreOffice/7.3.3.2$Linux_X86_64 LibreOffice_project/30$Build-2</meta:generator>
    <meta:document-statistic meta:object-count="8"/>
  </office:meta>
</office:document-meta>
</file>